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0pt" style:text-underline-style="non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ourier 10 Pitch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0pt" style:text-underline-style="none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fo:color="#ff0000" style:font-name="Courier 10 Pitch" fo:font-size="10pt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10pt" style:font-size-asian="10pt" style:font-size-complex="10pt"/>
    </style:style>
    <style:style style:name="T3" style:family="text">
      <style:text-properties style:font-name="Courier 10 Pitch" fo:font-size="10pt" style:text-underline-style="none" style:font-size-asian="10pt" style:font-size-complex="10pt"/>
    </style:style>
    <style:style style:name="T4" style:family="text">
      <style:text-properties fo:color="#ff0000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Nimbus Roman No9 L" fo:font-size="12pt" style:font-size-asian="12pt" style:font-size-complex="12pt"/>
    </style:style>
    <style:style style:name="T8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SE A JOUR AUDIOVIDEOCOURS 2.17 VERS 2.30</text:p>
      <text:p text:style-name="P1"/>
      <text:list xml:id="list1556857468" text:style-name="L1">
        <text:list-item>
          <text:p text:style-name="P8"><text:span text:style-name="T5">Modification de la base de donnée</text:span><text:line-break/></text:p>
          <text:list>
            <text:list-item>
              <text:p text:style-name="P8"><text:span text:style-name="T6">Sauvegarder la base actuelle :</text:span><text:line-break/></text:p>
              <text:p text:style-name="P8">Puisque nous allons modifier le contenu des tables, il vaut mieux sauvegarder les données actuelles (via pgadmin).<text:line-break/></text:p>
            </text:list-item>
            <text:list-item>
              <text:p text:style-name="P8"><text:span text:style-name="T6">Création de la table job :</text:span><text:line-break/><text:line-break/><text:span text:style-name="T2">CREATE TABLE job ( </text:span></text:p>
              <text:p text:style-name="P10"><text:s text:c="4"/>jobid integer NOT NULL, </text:p>
              <text:p text:style-name="P10"><text:s text:c="4"/>courseid integer NOT NULL, </text:p>
              <text:p text:style-name="P10"><text:s text:c="4"/>status character varying NOT NULL, </text:p>
              <text:p text:style-name="P10"><text:s text:c="4"/>mediatype integer NOT NULL, </text:p>
              <text:p text:style-name="P10"><text:s text:c="4"/>coursetype character varying NOT NULL, </text:p>
              <text:p text:style-name="P10"><text:s text:c="4"/>mediapath character varying, </text:p>
              <text:p text:style-name="P10"><text:s text:c="4"/>extension character varying NOT NULL ,<text:line-break/> <text:s text:c="3"/>CONSTRAINT job_pkey PRIMARY KEY (jobid)</text:p>
              <text:p text:style-name="P8"><text:span text:style-name="T2">);</text:span><text:line-break/><text:line-break/>Vérifier que la séquence <text:span text:style-name="T2">job_jobid_seq</text:span> s'est bien créée, sinon :<text:line-break/><text:line-break/><text:span text:style-name="T2">CREATE SEQUENCE job_jobid_seq </text:span></text:p>
              <text:p text:style-name="P10"><text:s text:c="2"/>INCREMENT 1 </text:p>
              <text:p text:style-name="P10"><text:s text:c="2"/>MINVALUE 1 </text:p>
              <text:p text:style-name="P10"><text:s text:c="2"/>MAXVALUE 9223372036854775807 </text:p>
              <text:p text:style-name="P10"><text:s text:c="2"/>START 1 </text:p>
              <text:p text:style-name="P8"><text:span text:style-name="T2"><text:s text:c="2"/>CACHE 1;<text:line-break/><text:line-break/></text:span><text:span text:style-name="T7">Puis,définir cette séquence comme valeur par defaut :</text:span><text:span text:style-name="T2"><text:line-break/><text:line-break/>ALTER TABLE job ALTER COLUMN jobid SET DEFAULT nextval('job_jobid_seq'::regclass);</text:span><text:line-break/></text:p>
            </text:list-item>
            <text:list-item>
              <text:p text:style-name="P8"><text:span text:style-name="T6">Création de la table discipline :</text:span><text:line-break/><text:line-break/><text:span text:style-name="T2">CREATE TABLE discipline </text:span></text:p>
              <text:p text:style-name="P10">( </text:p>
              <text:p text:style-name="P10"><text:s text:c="2"/>disciplineid serial NOT NULL, </text:p>
              <text:p text:style-name="P10"><text:s text:c="2"/>codecomp character varying NOT NULL, </text:p>
              <text:p text:style-name="P10"><text:s text:c="2"/>namecomp character varying, </text:p>
              <text:p text:style-name="P10"><text:s text:c="2"/>codedom character varying, </text:p>
              <text:p text:style-name="P10"><text:s text:c="2"/>namedom character varying, </text:p>
              <text:p text:style-name="P10"><text:s text:c="2"/>CONSTRAINT discipline_pkey PRIMARY KEY (disciplineid), </text:p>
              <text:p text:style-name="P10"><text:s text:c="2"/>CONSTRAINT discipline_codecomp_key UNIQUE (codecomp) </text:p>
              <text:p text:style-name="P8"><text:span text:style-name="T2">)</text:span><text:line-break/><text:line-break/>Vérifier que la séquence <text:span text:style-name="T2">discipline_disciplineid_seq</text:span> s'est bien créée, sinon :<text:line-break/><text:line-break/><text:span text:style-name="T2">CREATE SEQUENCE discipline_disciplineid_seq </text:span></text:p>
              <text:p text:style-name="P10"><text:s text:c="2"/>INCREMENT 1 </text:p>
              <text:p text:style-name="P10"><text:s text:c="2"/>MINVALUE 1 </text:p>
              <text:p text:style-name="P10"><text:s text:c="2"/>MAXVALUE 9223372036854775807 </text:p>
              <text:p text:style-name="P10"><text:s text:c="2"/>START 41 </text:p>
              <text:p text:style-name="P8"><text:span text:style-name="T2"><text:s text:c="2"/>CACHE 1;<text:line-break/></text:span><text:soft-page-break/><text:span text:style-name="T7">Puis,définir cette séquence comme valeur par defaut :</text:span><text:span text:style-name="T2"><text:line-break/><text:line-break/>ALTER TABLE discipline ALTER COLUMN disciplineid SET DEFAULT nextval('discipline_disciplineid_seq'::regclass);</text:span><text:line-break/></text:p>
            </text:list-item>
            <text:list-item>
              <text:p text:style-name="P8"><text:span text:style-name="T6">Création de la table level</text:span><text:line-break/><text:line-break/><text:span text:style-name="T2">CREATE TABLE "level" </text:span></text:p>
              <text:p text:style-name="P10">( </text:p>
              <text:p text:style-name="P10"><text:s text:c="2"/>levelid serial NOT NULL, </text:p>
              <text:p text:style-name="P10"><text:s text:c="2"/>code character varying NOT NULL, </text:p>
              <text:p text:style-name="P10"><text:s text:c="2"/>"name" character varying, </text:p>
              <text:p text:style-name="P10"><text:s text:c="2"/>CONSTRAINT level_pkey PRIMARY KEY (levelid), </text:p>
              <text:p text:style-name="P10"><text:s text:c="2"/>CONSTRAINT level_code_key UNIQUE (code) </text:p>
              <text:p text:style-name="P8"><text:span text:style-name="T2">)</text:span><text:line-break/><text:line-break/>Vérifier que la séquence level_levelid_seq s'est bien créée, sinon :<text:line-break/><text:line-break/><text:span text:style-name="T2">CREATE SEQUENCE level_levelid_seq </text:span></text:p>
              <text:p text:style-name="P10"><text:s text:c="2"/>INCREMENT 1 </text:p>
              <text:p text:style-name="P10"><text:s text:c="2"/>MINVALUE 1 </text:p>
              <text:p text:style-name="P10"><text:s text:c="2"/>MAXVALUE 9223372036854775807 </text:p>
              <text:p text:style-name="P10"><text:s text:c="2"/>START 1 </text:p>
              <text:p text:style-name="P8"><text:span text:style-name="T2"><text:s text:c="2"/>CACHE 1;<text:line-break/><text:line-break/></text:span><text:span text:style-name="T7">Puis,définir cette séquence comme valeur par defaut :<text:line-break/></text:span><text:span text:style-name="T2"><text:line-break/>ALTER TABLE "level" ALTER COLUMN levelid SET DEFAULT nextval('level_levelid_seq'::regclass);</text:span><text:line-break/><text:line-break/></text:p>
            </text:list-item>
            <text:list-item>
              <text:p text:style-name="P8"><text:span text:style-name="T6">Ajout colonne "etp" dans table user :</text:span><text:line-break/><text:line-break/><text:span text:style-name="T2">ALTER TABLE "user" ADD COLUMN etp character varying; </text:span></text:p>
              <text:p text:style-name="P10">ALTER TABLE "user" ALTER COLUMN etp SET STORAGE EXTENDED;</text:p>
              <text:p text:style-name="P8"><text:line-break/></text:p>
            </text:list-item>
          </text:list>
        </text:list-item>
        <text:list-item>
          <text:p text:style-name="P8"><text:span text:style-name="T5">Création du war</text:span><text:line-break/></text:p>
          <text:list>
            <text:list-item>
              <text:p text:style-name="P8"><text:span text:style-name="T6">Récupération des sources :</text:span><text:line-break/><text:line-break/><text:span text:style-name="T2">svn co </text:span><text:a xlink:type="simple" xlink:href="http://subversion.cru.fr/audiovideocours/tags/server/release-2.30"><text:span text:style-name="T2">http://subversion.cru.fr/audiovideocours/tags/server/release-2.30</text:span></text:a><text:span text:style-name="T2">; mv release-2.30 univ-r_av <text:line-break/>wget </text:span><text:a xlink:type="simple" xlink:href="http://audiovideocours.u/"><text:span text:style-name="T2">http://audiovideocours.u-</text:span></text:a><text:span text:style-name="T2">strasbg.fr/releases/player.swf<text:line-break/>mv player.swf univ-r_av/WebContent/files/jwflvplayer/</text:span><text:line-break/></text:p>
            </text:list-item>
            <text:list-item>
              <text:p text:style-name="P8"><text:span text:style-name="T6">Modification du fichier univrav.properties :</text:span><text:line-break/><text:line-break/><text:span text:style-name="T2">coursesUrl = http://[HOSTNAME].unistra.fr/ (RAND[1-10] tjrs possible)<text:line-break/>sepEnc = false (true si fonctionnement avec crontab)<text:line-break/></text:span></text:p>
            </text:list-item>
            <text:list-item>
              <text:p text:style-name="P8"><text:span text:style-name="T6">Google Analytics<text:line-break/><text:line-break/></text:span><text:span text:style-name="T8">Copier-coller le code GA dans le fichier </text:span><text:span text:style-name="T3">WebContent/WEB-INF/views/include/google_analytics.jsp</text:span><text:span text:style-name="T8"> des sources.</text:span></text:p>
            </text:list-item>
            <text:list-item>
              <text:p text:style-name="P8"><text:soft-page-break/><text:span text:style-name="T6">Création et déploiement du war (Attention passage openjdk6) :</text:span><text:line-break/><text:line-break/><text:span text:style-name="T2">cd univ-r_av; ant<text:line-break/></text:span><text:line-break/>On supprime l'ancien site, on dépose le war et on redémarre tomcat.<text:line-break/></text:p>
            </text:list-item>
          </text:list>
        </text:list-item>
        <text:list-item>
          <text:p text:style-name="P8"><text:span text:style-name="T5">Modification de la conf d'apache</text:span><text:line-break/><text:line-break/>Dans univrav.conf de /etc/apache2/sites-availables :<text:line-break/><text:line-break/><text:span text:style-name="T2">&lt;VirtualHost *:443&gt; </text:span></text:p>
          <text:p text:style-name="P10"><text:s text:c="2"/>ServerName localhost </text:p>
          <text:p text:style-name="P10"><text:s text:c="2"/>SSLEngine On </text:p>
          <text:p text:style-name="P10"><text:s text:c="2"/>SSLCertificateFile /etc/ssl/univrav/site.cert </text:p>
          <text:p text:style-name="P10"><text:s text:c="2"/>SSLCertificateKeyFile /etc/ssl/univrav/site.key </text:p>
          <text:p text:style-name="P10"><text:s text:c="2"/><text:span text:style-name="T4">RewriteEngine On </text:span></text:p>
          <text:p text:style-name="P13"><text:s text:c="2"/>RewriteCond %{HTTPS} on </text:p>
          <text:p text:style-name="P13"><text:s text:c="2"/>RewriteRule ^/avc/courseaccess(.*)$ http://%{HTTP_HOST}%{REQUEST_URI} [R=301,L] </text:p>
          <text:p text:style-name="P13"><text:s text:c="2"/>RewriteRule ^/avc/liveaccess(.*)$ http://%{HTTP_HOST}%{REQUEST_URI} [R=301,L] </text:p>
          <text:p text:style-name="P10">Include /etc/apache2/sites-available/univrav.include</text:p>
          <text:p text:style-name="P8"><text:span text:style-name="T2">&lt;/VirtualHost&gt;</text:span><text:line-break/><text:line-break/></text:p>
        </text:list-item>
        <text:list-item>
          <text:p text:style-name="P8"><text:span text:style-name="T5">Pour l'encodage</text:span><text:line-break/><text:line-break/>Pour la mise en place des machines d'encodage, voir doc exploitation.<text:line-break/><text:line-break/>Pour information, le paquet mp32ogg n'est plus utilisé et les paquets faac,psycopg2,atomicparsley sont à installer.<text:line-break/></text:p>
        </text:list-item>
        <text:list-item>
          <text:p text:style-name="P8"><text:span text:style-name="T5">Suppression de la table univ-r</text:span><text:line-break/><text:line-break/>La table univ-r n'est plus nécessaire, on peut la supprimer<text:line-break/><text:line-break/></text:p>
        </text:list-item>
        <text:list-item>
          <text:p text:style-name="P8"><text:span text:style-name="T5">Insertion des données dans la base</text:span><text:line-break/></text:p>
          <text:list>
            <text:list-item>
              <text:p text:style-name="P8"><text:span text:style-name="T6">Table discipline</text:span><text:line-break/></text:p>
            </text:list-item>
          </text:list>
        </text:list-item>
      </text:list>
      <text:p text:style-name="P2">Exemple :</text:p>
      <text:p text:style-name="P2"/>
      <text:p text:style-name="P3">INSERT INTO discipline (disciplineid, codecomp, namecomp, codedom, namedom) VALUES (1, 'SP', 'Institut d''Etudes Politiques', 'DSP', 'Droit et Sciences politiques'); </text:p>
      <text:p text:style-name="P3"/>
      <text:p text:style-name="P3">…</text:p>
      <text:p text:style-name="P3"/>
      <text:p text:style-name="P3">SELECT setval('discipline_disciplineid_seq',1)</text:p>
      <text:p text:style-name="P2"/>
      <text:p text:style-name="P2"/>
      <text:p text:style-name="P2"/>
      <text:list xml:id="list1668323838" text:continue-numbering="true" text:style-name="L1">
        <text:list-item>
          <text:list>
            <text:list-item>
              <text:p text:style-name="P8"><text:soft-page-break/><text:span text:style-name="T6">Table level</text:span><text:line-break/></text:p>
            </text:list-item>
          </text:list>
        </text:list-item>
      </text:list>
      <text:p text:style-name="P2"/>
      <text:p text:style-name="P3">INSERT INTO level (levelid, code, name) VALUES (3, '31', 'Licence 1ère année'); </text:p>
      <text:p text:style-name="P3">INSERT INTO level (levelid, code, name) VALUES (4, '32', 'Licence 2ème année'); </text:p>
      <text:p text:style-name="P3">INSERT INTO level (levelid, code, name) VALUES (5, '33', 'Licence 3ème année'); </text:p>
      <text:p text:style-name="P3">INSERT INTO level (levelid, code, name) VALUES (6, '51', 'Master 1ère année'); </text:p>
      <text:p text:style-name="P3">INSERT INTO level (levelid, code, name) VALUES (7, '52', 'Master 2ème année'); </text:p>
      <text:p text:style-name="P3">INSERT INTO level (levelid, code, name) VALUES (8, '6+', 'Doctorat'); </text:p>
      <text:p text:style-name="P3">INSERT INTO level (levelid, code, name) VALUES (1, 'O0', 'Autres'); </text:p>
      <text:p text:style-name="P3">INSERT INTO level (levelid, code, name) VALUES (2, 'C0', 'Conférence');</text:p>
      <text:p text:style-name="P3">SELECT setval('level_levelid_seq',8)</text:p>
      <text:p text:style-name="P2"/>
      <text:p text:style-name="P2"/>
      <text:list xml:id="list436695755" text:continue-numbering="true" text:style-name="L1">
        <text:list-item>
          <text:list>
            <text:list-item>
              <text:p text:style-name="P14">Champ formation de la table course</text:p>
            </text:list-item>
          </text:list>
        </text:list-item>
      </text:list>
      <text:p text:style-name="P2"/>
      <text:p text:style-name="P3">Exemple :</text:p>
      <text:p text:style-name="P3"/>
      <text:p text:style-name="P3">update course set formation='VI-32' where courseid=10; </text:p>
      <text:p text:style-name="P3"/>
      <text:p text:style-name="P3">...</text:p>
      <text:p text:style-name="P3"/>
      <text:p text:style-name="P5"/>
      <text:p text:style-name="P5"/>
      <text:list xml:id="list1886131090" text:style-name="L2">
        <text:list-item>
          <text:p text:style-name="P11">Table discipline</text:p>
        </text:list-item>
      </text:list>
      <text:p text:style-name="P5"/>
      <text:p text:style-name="P4">On remet la collection voulue en page d'accueil :</text:p>
      <text:p text:style-name="P4"/>
      <text:p text:style-name="P4">Exemple :</text:p>
      <text:p text:style-name="P4"/>
      <text:p text:style-name="P4">update selection set formationcollection='01-C0' where position=1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6T09:13:56</meta:creation-date>
    <dc:date>2011-01-19T16:19:35</dc:date>
    <meta:editing-duration>PT06H55M24S</meta:editing-duration>
    <meta:editing-cycles>67</meta:editing-cycles>
    <meta:generator>OpenOffice.org/3.2$Unix OpenOffice.org_project/320m12$Build-9483</meta:generator>
    <dc:creator>morgan </dc:creator>
    <meta:document-statistic meta:table-count="0" meta:image-count="0" meta:object-count="0" meta:page-count="4" meta:paragraph-count="91" meta:word-count="626" meta:character-count="5027"/>
    <meta:user-defined meta:name="Info 1"/>
    <meta:user-defined meta:name="Info 2"/>
    <meta:user-defined meta:name="Info 3"/>
    <meta:user-defined meta:name="Info 4"/>
  </office:meta>
</office:document-meta>
</file>